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794cm" svg:y="5.31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5.481cm" svg:y="3.0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8.312cm" svg:y="3.86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8.312cm" svg:y="7.023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5.481cm" svg:y="7.83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662cm" svg:y1="5.466cm" svg:x2="5.629cm" svg:y2="3.954cm" draw:start-shape="id1" draw:start-glue-point="11" draw:end-shape="id2" draw:end-glue-point="7" svg:d="M4662 5466l967-1512" svg:viewBox="0 0 968 1513">
          <text:p/>
        </draw:connector>
        <draw:connector draw:style-name="gr3" draw:text-style-name="P3" draw:layer="layout" draw:type="line" svg:x1="4.662cm" svg:y1="6.186cm" svg:x2="5.629cm" svg:y2="7.979cm" draw:start-shape="id1" draw:start-glue-point="9" draw:end-shape="id3" draw:end-glue-point="5" svg:d="M4662 6186l967 1793" svg:viewBox="0 0 968 1794">
          <text:p/>
        </draw:connector>
        <draw:connector draw:style-name="gr4" draw:text-style-name="P3" draw:layer="layout" draw:type="curve" svg:x1="6.349cm" svg:y1="3.234cm" svg:x2="8.82cm" svg:y2="3.867cm" draw:start-shape="id2" draw:start-glue-point="11" draw:end-shape="id4" draw:end-glue-point="4" svg:d="M6349 3234c1648 0 2471 211 2471 633" svg:viewBox="0 0 2472 634">
          <text:p/>
        </draw:connector>
        <draw:connector draw:style-name="gr4" draw:text-style-name="P3" draw:layer="layout" draw:type="line" svg:x1="6.349cm" svg:y1="7.979cm" svg:x2="8.46cm" svg:y2="4.735cm" draw:start-shape="id3" draw:start-glue-point="11" draw:end-shape="id4" draw:end-glue-point="7" svg:d="M6349 7979l2111-3244" svg:viewBox="0 0 2112 3245">
          <text:p/>
        </draw:connector>
        <draw:connector draw:style-name="gr4" draw:text-style-name="P3" draw:layer="layout" draw:type="line" svg:x1="6.349cm" svg:y1="3.954cm" svg:x2="8.46cm" svg:y2="7.171cm" draw:start-shape="id2" draw:start-glue-point="9" draw:end-shape="id5" draw:end-glue-point="5" svg:d="M6349 3954l2111 3217" svg:viewBox="0 0 2112 3218">
          <text:p/>
        </draw:connector>
        <draw:connector draw:style-name="gr4" draw:text-style-name="P3" draw:layer="layout" draw:type="line" svg:x1="6.497cm" svg:y1="8.339cm" svg:x2="8.46cm" svg:y2="7.891cm" draw:start-shape="id3" draw:start-glue-point="10" draw:end-shape="id5" draw:end-glue-point="7" svg:d="M6497 8339l1963-448" svg:viewBox="0 0 1964 449">
          <text:p/>
        </draw:connector>
        <draw:connector draw:style-name="gr4" draw:text-style-name="P3" draw:layer="layout" draw:type="line" svg:x1="8.312cm" svg:y1="7.531cm" svg:x2="4.81cm" svg:y2="5.826cm" draw:start-shape="id5" draw:start-glue-point="6" draw:end-shape="id1" draw:end-glue-point="10" svg:d="M8312 7531l-3502-1705" svg:viewBox="0 0 3503 1706">
          <text:p/>
        </draw:connector>
        <draw:connector draw:style-name="gr4" draw:text-style-name="P3" draw:layer="layout" draw:type="line" svg:x1="5.989cm" svg:y1="4.102cm" svg:x2="5.989cm" svg:y2="7.831cm" draw:start-shape="id2" draw:start-glue-point="8" draw:end-shape="id3" draw:end-glue-point="4" svg:d="M5989 4102v3729" svg:viewBox="0 0 1 3730">
          <text:p/>
        </draw:connector>
        <draw:connector draw:style-name="gr4" draw:text-style-name="P3" draw:layer="layout" draw:type="line" svg:x1="8.82cm" svg:y1="7.023cm" svg:x2="8.82cm" svg:y2="4.883cm" draw:start-shape="id5" draw:start-glue-point="4" draw:end-shape="id4" draw:end-glue-point="8" svg:d="M8820 7023v-2140" svg:viewBox="0 0 1 2141">
          <text:p/>
        </draw:connector>
        <draw:connector draw:style-name="gr4" draw:text-style-name="P3" draw:layer="layout" draw:type="line" svg:x1="8.46cm" svg:y1="4.015cm" svg:x2="6.497cm" svg:y2="3.594cm" draw:start-shape="id4" draw:start-glue-point="5" draw:end-shape="id2" draw:end-glue-point="10" svg:d="M8460 4015l-1963-421" svg:viewBox="0 0 1964 422">
          <text:p/>
        </draw:connector>
        <draw:frame draw:style-name="gr5" draw:text-style-name="P5" draw:layer="layout" svg:width="0.777cm" svg:height="0.806cm" svg:x="8.701cm" svg:y="5.526cm">
          <draw:text-box>
            <text:p text:style-name="P4">7</text:p>
          </draw:text-box>
        </draw:frame>
        <draw:frame draw:style-name="gr5" draw:text-style-name="P5" draw:layer="layout" svg:width="1.052cm" svg:height="0.806cm" svg:x="7.202cm" svg:y="4.426cm">
          <draw:text-box>
            <text:p text:style-name="P4"><text:span text:style-name="T1">–</text:span><text:span text:style-name="T1">3</text:span></text:p>
          </draw:text-box>
        </draw:frame>
        <draw:frame draw:style-name="gr5" draw:text-style-name="P5" draw:layer="layout" svg:width="1.052cm" svg:height="0.806cm" svg:x="7.802cm" svg:y="5.926cm">
          <draw:text-box>
            <text:p text:style-name="P4"><text:span text:style-name="T1">–</text:span><text:span text:style-name="T1">4</text:span></text:p>
          </draw:text-box>
        </draw:frame>
        <draw:frame draw:style-name="gr5" draw:text-style-name="P5" draw:layer="layout" svg:width="0.777cm" svg:height="0.806cm" svg:x="7.302cm" svg:y="6.526cm">
          <draw:text-box>
            <text:p text:style-name="P4"><text:span text:style-name="T1">2</text:span></text:p>
          </draw:text-box>
        </draw:frame>
        <draw:frame draw:style-name="gr5" draw:text-style-name="P5" draw:layer="layout" svg:width="0.777cm" svg:height="0.806cm" svg:x="7.202cm" svg:y="8.026cm">
          <draw:text-box>
            <text:p text:style-name="P4"><text:span text:style-name="T1">9</text:span></text:p>
          </draw:text-box>
        </draw:frame>
        <draw:frame draw:style-name="gr5" draw:text-style-name="P5" draw:layer="layout" svg:width="0.777cm" svg:height="0.806cm" svg:x="7.202cm" svg:y="2.626cm">
          <draw:text-box>
            <text:p text:style-name="P4"><text:span text:style-name="T1">5</text:span></text:p>
          </draw:text-box>
        </draw:frame>
        <draw:frame draw:style-name="gr5" draw:text-style-name="P5" draw:layer="layout" svg:width="1.052cm" svg:height="0.806cm" svg:x="6.802cm" svg:y="3.626cm">
          <draw:text-box>
            <text:p text:style-name="P4"><text:span text:style-name="T1">–</text:span><text:span text:style-name="T1">2</text:span></text:p>
          </draw:text-box>
        </draw:frame>
        <draw:frame draw:style-name="gr5" draw:text-style-name="P5" draw:layer="layout" svg:width="0.777cm" svg:height="0.806cm" svg:x="4.402cm" svg:y="4.326cm">
          <draw:text-box>
            <text:p text:style-name="P4"><text:span text:style-name="T1">6</text:span></text:p>
          </draw:text-box>
        </draw:frame>
        <draw:frame draw:style-name="gr5" draw:text-style-name="P5" draw:layer="layout" svg:width="0.777cm" svg:height="0.806cm" svg:x="4.402cm" svg:y="6.626cm">
          <draw:text-box>
            <text:p text:style-name="P4"><text:span text:style-name="T1">7</text:span></text:p>
          </draw:text-box>
        </draw:frame>
        <draw:frame draw:style-name="gr5" draw:text-style-name="P5" draw:layer="layout" svg:width="0.777cm" svg:height="0.806cm" svg:x="5.302cm" svg:y="4.826cm">
          <draw:text-box>
            <text:p text:style-name="P4"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7T00:26:07.307000000</meta:creation-date>
    <dc:date>2020-12-07T00:42:32.557000000</dc:date>
    <meta:editing-duration>PT4M44S</meta:editing-duration>
    <meta:editing-cycles>1</meta:editing-cycles>
    <meta:document-statistic meta:object-count="25"/>
    <meta:generator>LibreOffice/6.3.2.2$Windows_X86_64 LibreOffice_project/98b30e735bda24bc04ab42594c85f7fd8be07b9c</meta:generator>
  </office:meta>
</office:document-meta>
</file>